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80bd"/>
    </style:style>
    <style:style style:name="P2" style:family="paragraph" style:parent-style-name="Text_20_body">
      <style:text-properties officeooo:rsid="001f80bd" officeooo:paragraph-rsid="001f80bd"/>
    </style:style>
    <style:style style:name="P3" style:family="paragraph" style:parent-style-name="Text_20_body">
      <style:text-properties officeooo:rsid="0021407a" officeooo:paragraph-rsid="0021407a"/>
    </style:style>
    <style:style style:name="P4" style:family="paragraph" style:parent-style-name="Text_20_body">
      <style:text-properties fo:font-size="10pt" officeooo:rsid="0021407a" officeooo:paragraph-rsid="0021407a" style:font-size-asian="10pt" style:font-size-complex="10pt"/>
    </style:style>
    <style:style style:name="P5" style:family="paragraph" style:parent-style-name="Text_20_body">
      <style:text-properties fo:color="#000000" fo:font-size="10pt" officeooo:rsid="0028c20a" officeooo:paragraph-rsid="0028c20a" style:font-size-asian="10pt" style:font-size-complex="10pt"/>
    </style:style>
    <style:style style:name="P6" style:family="paragraph" style:parent-style-name="Text_20_body">
      <style:text-properties fo:color="#000000" fo:font-size="12pt" officeooo:rsid="0021407a" officeooo:paragraph-rsid="0028c20a" style:font-size-asian="12pt" style:font-size-complex="12pt"/>
    </style:style>
    <style:style style:name="P7" style:family="paragraph" style:parent-style-name="Text_20_body">
      <style:text-properties fo:color="#000000" fo:font-size="12pt" officeooo:rsid="0029175d" officeooo:paragraph-rsid="002a706f" style:font-size-asian="12pt" style:font-size-complex="12pt"/>
    </style:style>
    <style:style style:name="P8" style:family="paragraph" style:parent-style-name="Text_20_body">
      <style:text-properties officeooo:rsid="00296234" officeooo:paragraph-rsid="00296234"/>
    </style:style>
    <style:style style:name="P9" style:family="paragraph" style:parent-style-name="Text_20_body">
      <style:text-properties officeooo:rsid="002c174b" officeooo:paragraph-rsid="002c174b"/>
    </style:style>
    <style:style style:name="P10" style:family="paragraph" style:parent-style-name="Text_20_body" style:list-style-name="L1">
      <style:text-properties officeooo:rsid="002dbfc5" officeooo:paragraph-rsid="002dbfc5"/>
    </style:style>
    <style:style style:name="P11" style:family="paragraph" style:parent-style-name="Text_20_body" style:list-style-name="L1">
      <style:text-properties officeooo:rsid="002dbfc5" officeooo:paragraph-rsid="002ff785"/>
    </style:style>
    <style:style style:name="P12" style:family="paragraph" style:parent-style-name="Text_20_body" style:list-style-name="L2">
      <style:text-properties officeooo:rsid="0032400a" officeooo:paragraph-rsid="0032400a"/>
    </style:style>
    <style:style style:name="P13" style:family="paragraph" style:parent-style-name="Text_20_body" style:list-style-name="L1">
      <style:text-properties officeooo:rsid="0032a717" officeooo:paragraph-rsid="0032a717"/>
    </style:style>
    <style:style style:name="P14" style:family="paragraph" style:parent-style-name="Text_20_body" style:list-style-name="L1">
      <style:text-properties officeooo:rsid="00346c4e" officeooo:paragraph-rsid="00346c4e"/>
    </style:style>
    <style:style style:name="P15" style:family="paragraph" style:parent-style-name="Text_20_body">
      <style:text-properties officeooo:rsid="003606da" officeooo:paragraph-rsid="003606da" fo:background-color="#ffa6a6"/>
    </style:style>
    <style:style style:name="P16" style:family="paragraph" style:parent-style-name="Text_20_body">
      <style:text-properties officeooo:paragraph-rsid="0037236d"/>
    </style:style>
    <style:style style:name="P17" style:family="paragraph" style:parent-style-name="Text_20_body">
      <style:text-properties officeooo:rsid="0037236d" officeooo:paragraph-rsid="0037236d"/>
    </style:style>
    <style:style style:name="P18" style:family="paragraph" style:parent-style-name="Text_20_body" style:list-style-name="L3">
      <style:text-properties officeooo:paragraph-rsid="0037236d"/>
    </style:style>
    <style:style style:name="P19" style:family="paragraph" style:parent-style-name="Text_20_body" style:list-style-name="L4">
      <style:text-properties officeooo:rsid="0039210d" officeooo:paragraph-rsid="0039210d"/>
    </style:style>
    <style:style style:name="P20" style:family="paragraph" style:parent-style-name="Text_20_body" style:list-style-name="L5">
      <style:text-properties officeooo:rsid="0039210d" officeooo:paragraph-rsid="0039210d"/>
    </style:style>
    <style:style style:name="P21" style:family="paragraph" style:parent-style-name="Text_20_body">
      <style:text-properties officeooo:rsid="003be42a" officeooo:paragraph-rsid="003be42a"/>
    </style:style>
    <style:style style:name="P22" style:family="paragraph" style:parent-style-name="Text_20_body" style:list-style-name="L4">
      <style:text-properties officeooo:rsid="003be42a" officeooo:paragraph-rsid="003be42a"/>
    </style:style>
    <style:style style:name="P23" style:family="paragraph" style:parent-style-name="Text_20_body">
      <style:text-properties officeooo:rsid="003bec5b" officeooo:paragraph-rsid="003bec5b"/>
    </style:style>
    <style:style style:name="P24" style:family="paragraph" style:parent-style-name="Heading_20_2">
      <style:text-properties officeooo:rsid="003606da" officeooo:paragraph-rsid="0037236d"/>
    </style:style>
    <style:style style:name="T1" style:family="text">
      <style:text-properties officeooo:rsid="0021407a"/>
    </style:style>
    <style:style style:name="T2" style:family="text">
      <style:text-properties officeooo:rsid="00230e70"/>
    </style:style>
    <style:style style:name="T3" style:family="text">
      <style:text-properties officeooo:rsid="0023f3de"/>
    </style:style>
    <style:style style:name="T4" style:family="text">
      <style:text-properties officeooo:rsid="0024c64e"/>
    </style:style>
    <style:style style:name="T5" style:family="text">
      <style:text-properties fo:color="#00a933"/>
    </style:style>
    <style:style style:name="T6" style:family="text">
      <style:text-properties fo:color="#00a933" officeooo:rsid="0023f3de"/>
    </style:style>
    <style:style style:name="T7" style:family="text">
      <style:text-properties fo:color="#00a933" officeooo:rsid="0024c64e"/>
    </style:style>
    <style:style style:name="T8" style:family="text">
      <style:text-properties fo:color="#00a933" officeooo:rsid="0028c20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32a717"/>
    </style:style>
    <style:style style:name="T11" style:family="text">
      <style:text-properties fo:color="#000000"/>
    </style:style>
    <style:style style:name="T12" style:family="text">
      <style:text-properties fo:color="#000000" officeooo:rsid="0023f3de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style:text-underline-style="solid" style:text-underline-width="auto" style:text-underline-color="font-color" officeooo:rsid="0032a71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1407a" style:font-weight-asian="bold" style:font-weight-complex="bold"/>
    </style:style>
    <style:style style:name="T17" style:family="text">
      <style:text-properties fo:font-weight="bold" officeooo:rsid="0026cef6" style:font-weight-asian="bold" style:font-weight-complex="bold"/>
    </style:style>
    <style:style style:name="T18" style:family="text">
      <style:text-properties fo:font-weight="bold" officeooo:rsid="0023f3de" style:font-weight-asian="bold" style:font-weight-complex="bold"/>
    </style:style>
    <style:style style:name="T19" style:family="text">
      <style:text-properties officeooo:rsid="0026cef6"/>
    </style:style>
    <style:style style:name="T20" style:family="text">
      <style:text-properties officeooo:rsid="00296234"/>
    </style:style>
    <style:style style:name="T21" style:family="text">
      <style:text-properties officeooo:rsid="002a706f"/>
    </style:style>
    <style:style style:name="T22" style:family="text">
      <style:text-properties officeooo:rsid="002b50ec"/>
    </style:style>
    <style:style style:name="T23" style:family="text">
      <style:text-properties officeooo:rsid="0030c548"/>
    </style:style>
    <style:style style:name="T24" style:family="text">
      <style:text-properties officeooo:rsid="0030ddd3"/>
    </style:style>
    <style:style style:name="T25" style:family="text">
      <style:text-properties officeooo:rsid="0032a717"/>
    </style:style>
    <style:style style:name="T26" style:family="text">
      <style:text-properties officeooo:rsid="00346c4e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32a717"/>
    </style:style>
    <style:style style:name="T29" style:family="text">
      <style:text-properties officeooo:rsid="003606da"/>
    </style:style>
    <style:style style:name="T30" style:family="text">
      <style:text-properties officeooo:rsid="0030ddd3" fo:background-color="#ffa6a6" loext:char-shading-value="0"/>
    </style:style>
    <style:style style:name="T31" style:family="text">
      <style:text-properties officeooo:rsid="0037236d"/>
    </style:style>
    <style:style style:name="T32" style:family="text">
      <style:text-properties officeooo:rsid="0039210d"/>
    </style:style>
    <style:style style:name="T33" style:family="text">
      <style:text-properties officeooo:rsid="003ad66f"/>
    </style:style>
    <style:style style:name="T34" style:family="text">
      <style:text-properties officeooo:rsid="003bec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World in your Mind</text:p>
      <text:p text:style-name="P1"/>
      <text:h text:style-name="Heading_20_1" text:outline-level="1">Principe</text:h>
      <text:p text:style-name="P2"><text:span text:style-name="T20">Site gérant le jeu et l’édition d’un</text:span> « livre dont vous êtes le héros », donc une <text:s/>histoire textuel avec une fin ouverte. <text:span text:style-name="T20">L’idée serais que l’interface admin sois intégré à l’espace de jeu pour permettre une création fluide/intuitive de l’histoire. Le projet s’articule plus autour de créer le système de création que de créer une histoire dont vous êtes le héros.</text:span></text:p>
      <text:p text:style-name="P8">Selon l’avancement <text:span text:style-name="T29">le projet</text:span> sera structurer pour servir de plateforme de création et donc héberger plusieurs bloc de jeu <text:span text:style-name="T22">(mais il y aurais du coup un site « plateforme » qui linkerais vers des sites « jeux »)</text:span>.</text:p>
      <text:p text:style-name="P2">L<text:span text:style-name="T20">e but aussi est</text:span> d’ajouter une manière de rendre le système suffisamment modulable pour que l’<text:span text:style-name="T20">admin puisse donner l’option au</text:span> joueur<text:span text:style-name="T20">s</text:span> <text:span text:style-name="T20">de</text:span> faire du craft, de l’up de compétences, ect… <text:span text:style-name="T2">et éventuellement du multijoueur.</text:span></text:p>
      <text:h text:style-name="Heading_20_1" text:outline-level="1">DataSystem</text:h>
      <text:p text:style-name="Text_20_body"/>
      <text:p text:style-name="P2">Le <text:span text:style-name="T1">système</text:span> de data mis en place pour ce projet s’articulera autour de 3 grand type de data clef<text:span text:style-name="T21">s</text:span>, le <text:span text:style-name="T15">NODE</text:span>, le <text:span text:style-name="T15">PATH</text:span>, et le <text:span text:style-name="T15">BADGE</text:span>, le tout structuré autour d’un système de <text:span text:style-name="T15">TAG</text:span>.</text:p>
      <text:p text:style-name="P2">Le principe initial est que le joueur ce trouve sur un <text:span text:style-name="T15">NODE</text:span>, qui propose plusieurs <text:span text:style-name="T15">PATH</text:span><text:span text:style-name="T17">s</text:span>, amenant chacun vers un autre <text:span text:style-name="T15">NODE</text:span>.<text:line-break/><text:span text:style-name="T1">Chaque </text:span><text:span text:style-name="T16">PATH</text:span><text:span text:style-name="T1"> apparait ou/et est utilisable celons les </text:span><text:span text:style-name="T16">BADGES</text:span><text:span text:style-name="T1"> que possède le joueur. Un </text:span><text:span text:style-name="T16">BADGE </text:span><text:span text:style-name="T1">est composé d’un nom et d’une list de </text:span><text:span text:style-name="T16">TAGs</text:span><text:span text:style-name="T1"> et peut représenter casi n’importe qu’elle entité, ex :</text:span></text:p>
      <text:p text:style-name="P3"><text:span text:style-name="T15">BADGE</text:span> : « <text:span text:style-name="T4">Épée</text:span> du soleil », tag : « <text:span text:style-name="T3">loot, </text:span>weapon, sword, <text:span text:style-name="T4">1hand,</text:span> dmg:n:10:74, dmg:fire::21, sell:4, weight:2 »</text:p>
      <text:p text:style-name="P4"><text:span text:style-name="T9">nom :</text:span> <text:span text:style-name="T4">Épée</text:span> du soleil <text:tab/><text:tab/><text:tab/><text:span text:style-name="T7">(reprise du nom du tag)</text:span><text:line-break/><text:span text:style-name="T9">type: </text:span>Arme à une main du genre épée <text:tab/><text:span text:style-name="T7">(tag</text:span><text:span text:style-name="T8">s</text:span><text:span text:style-name="T7"> weapon, sword et 1hand)</text:span><text:line-break/><text:span text:style-name="T9">dommage :</text:span> <text:s text:c="2"/>67-74 + 21(<text:span text:style-name="T19">feu</text:span>) <text:tab/><text:tab/><text:span text:style-name="T7">(dommage de 74 avec une fourchette de 10 % + 21 dmg de feu pleins)</text:span><text:line-break/><text:span text:style-name="T9">poids :</text:span> 2 <text:tab/><text:tab/><text:tab/><text:tab/><text:span text:style-name="T7">(une weight de 2)</text:span><text:line-break/><text:span text:style-name="T9">prix de vente :</text:span> 4 <text:s/><text:tab/><text:tab/><text:tab/><text:tab/><text:span text:style-name="T7">(un sell de 4)</text:span><text:line-break/>// <text:span text:style-name="T3">ce stock/place dans l’inventaire</text:span><text:span text:style-name="T6"> </text:span><text:span text:style-name="T12">//</text:span><text:span text:style-name="T3"> <text:tab/></text:span><text:span text:style-name="T6">( c’est un loot )</text:span></text:p>
      <text:p text:style-name="P6"><text:span text:style-name="T18">BADGE</text:span><text:span text:style-name="T3"> : « Vétéran », tag : « sucess, title »</text:span></text:p>
      <text:p text:style-name="P5">nom : Vétéran<text:tab/><text:tab/><text:tab/><text:tab/><text:span text:style-name="T7">(reprise du nom du tag)</text:span><text:line-break/>type : Sucée et titre<text:tab/><text:tab/><text:tab/><text:span text:style-name="T5">( Le badge n’a pas d’utilisation en lui même, le titre lui permet de le placer <text:tab/><text:tab/><text:tab/><text:tab/><text:tab/>en sous titre de son nom et lui indique, purement en rp, que les pnj sont au <text:tab/><text:tab/><text:tab/><text:tab/><text:tab/>courant qu’il est un vétéran)</text:span></text:p>
      <text:p text:style-name="P7">Les <text:span text:style-name="T15">NODEs</text:span> et les <text:span text:style-name="T15">PATHs</text:span> possède eux même des <text:span text:style-name="T15">TAGs</text:span>, un <text:span text:style-name="T15">NODE</text:span> peut représenter un lieux comme un npc par exemple, le tag ici <text:s/><text:span text:style-name="T21">aura deux utilité :</text:span></text:p>
      <text:p text:style-name="P7"><text:soft-page-break/>- <text:span text:style-name="T21">déterminer la profondeur de Node ou ce trouve le joueur (Region→ Lieux→ Npc→ dialogue)</text:span><text:line-break/>- permet<text:span text:style-name="T21">tre </text:span>de changer le design visuel <text:span text:style-name="T21">de la page</text:span>.</text:p>
      <text:h text:style-name="Heading_20_3" text:outline-level="3">TAGs</text:h>
      <text:p text:style-name="P9">Liste des tags et/ou de leur logique d’écriture. <text:span text:style-name="T24">Écris avec leur dépendance </text:span><text:span text:style-name="T30">(la mise auto des dépendance est a réfléchir inEditorGame → serais pratique)</text:span>.</text:p>
      <text:h text:style-name="Heading_20_4" text:outline-level="4">Badges</text:h>
      <text:list xml:id="list4031913892" text:style-name="L2">
        <text:list-item>
          <text:p text:style-name="P12"><text:span text:style-name="T14">c</text:span><text:span text:style-name="T13">oin :</text:span><text:span text:style-name="T11"> </text:span>pièce de monnaie</text:p>
        </text:list-item>
      </text:list>
      <text:list xml:id="list3155140793" text:style-name="L1">
        <text:list-item>
          <text:p text:style-name="P10"><text:span text:style-name="T9">loot :</text:span> chose pouvant être placé en inventaire, donc tout ce qui à une existence physique et transportable (à <text:span text:style-name="T23">l’exception</text:span> des sous qui sont considéré à part)</text:p>
          <text:list>
            <text:list-item>
              <text:p text:style-name="P10"><text:span text:style-name="T9">weapon :</text:span> objets equipable en arme.</text:p>
              <text:list>
                <text:list-item>
                  <text:p text:style-name="P10"><text:span text:style-name="T9">1hand :</text:span> occupe 1 main.</text:p>
                  <text:list>
                    <text:list-item>
                      <text:p text:style-name="P11"><text:span text:style-name="T9">secondaryHand :</text:span> occupe la main secondaire.</text:p>
                    </text:list-item>
                  </text:list>
                </text:list-item>
                <text:list-item>
                  <text:p text:style-name="P10"><text:span text:style-name="T9">2hand : </text:span>occupe 2 main.</text:p>
                </text:list-item>
                <text:list-item>
                  <text:p text:style-name="P10"><text:span text:style-name="T9">sword, bow, axe, dagger, staff, mace :</text:span> type d’arme</text:p>
                </text:list-item>
              </text:list>
            </text:list-item>
            <text:list-item>
              <text:p text:style-name="P10"><text:span text:style-name="T9">armor :</text:span> objet equipable en armure</text:p>
              <text:list>
                <text:list-item>
                  <text:p text:style-name="P10"><text:span text:style-name="T9">helmet, body, glove, boots, earing, ring, cloak :</text:span> <text:span text:style-name="T25">type d’armure, </text:span>localisation</text:p>
                </text:list-item>
              </text:list>
            </text:list-item>
          </text:list>
        </text:list-item>
        <text:list-item>
          <text:p text:style-name="P13"><text:span text:style-name="T9">dmg:str {type}:int{ratio%}:int{valeur} :</text:span> un nombre de dommage, le type indique le type de degat, le ration indique en pourcentage la fourchette de dommage possible</text:p>
          <text:list>
            <text:list-item>
              <text:p text:style-name="P13"><text:span text:style-name="T9">n,fire,thunder,ice,poison:</text:span> t<text:span text:style-name="T26">ype de dommage </text:span></text:p>
            </text:list-item>
          </text:list>
        </text:list-item>
        <text:list-item>
          <text:p text:style-name="P14">dot<text:span text:style-name="T10">:str{type}:i</text:span><text:span text:style-name="T9">nt</text:span><text:span text:style-name="T10">{</text:span><text:span text:style-name="T9">durée</text:span><text:span text:style-name="T10">}:int{ratio</text:span><text:span text:style-name="T9">D</text:span><text:span text:style-name="T10">%}:int{ratio%}:int{valeur} :</text:span><text:span text:style-name="T28"> </text:span><text:span text:style-name="T27">comme dommage avec une durée et une fourchette de durée</text:span></text:p>
        </text:list-item>
      </text:list>
      <text:h text:style-name="Heading_20_4" text:outline-level="4">Nodes</text:h>
      <text:list xml:id="list439853046" text:style-name="L4">
        <text:list-item>
          <text:p text:style-name="P19">Location :</text:p>
          <text:list>
            <text:list-item>
              <text:p text:style-name="P19">region :</text:p>
              <text:list>
                <text:list-item>
                  <text:p text:style-name="P19">field :</text:p>
                  <text:list>
                    <text:list-item>
                      <text:p text:style-name="P19">donjon :</text:p>
                    </text:list-item>
                  </text:list>
                </text:list-item>
                <text:list-item>
                  <text:p text:style-name="P19">city :</text:p>
                  <text:list>
                    <text:list-item>
                      <text:p text:style-name="P19">batiment :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dialogue</text:p>
        </text:list-item>
        <text:list-item>
          <text:p text:style-name="P22">npc</text:p>
        </text:list-item>
        <text:list-item>
          <text:p text:style-name="P22">item</text:p>
        </text:list-item>
      </text:list>
      <text:h text:style-name="Heading_20_4" text:outline-level="4">Paths</text:h>
      <text:list xml:id="list4103014080" text:style-name="L5">
        <text:list-item>
          <text:p text:style-name="P20">Dialogue :</text:p>
        </text:list-item>
        <text:list-item>
          <text:p text:style-name="P20"><text:soft-page-break/>craft :</text:p>
        </text:list-item>
        <text:list-item>
          <text:p text:style-name="P20"><text:span text:style-name="T9">road :</text:span> Le node ciblé change de location (au sens large du tag)</text:p>
        </text:list-item>
      </text:list>
      <text:h text:style-name="Heading_20_3" text:outline-level="3">I<text:span text:style-name="T33">temsList</text:span></text:h>
      <text:p text:style-name="P9">L’i<text:span text:style-name="T33">temsList</text:span> regroupe plusieurs item avec un nombre attaché a chaque indiquant le nombre de chaque item présent d<text:span text:style-name="T33">edans</text:span>. </text:p>
      <text:h text:style-name="Heading_20_2" text:outline-level="2">Game Design</text:h>
      <text:h text:style-name="Heading_20_3" text:outline-level="3">Les NODES</text:h>
      <text:p text:style-name="P21">Les nodes sont utilisé pour représenter la « page » ou ce trouve le joueur, ils peuvent donc représenter tout un panel de chose d’un lieu à un npc a la vus avancé sur un item.<text:line-break/>Les nodes peuvent aussi contenir d’autre node, explication, un node dialogue vas ce trouver dans un node npc qui vas ce trouvé dans un node <text:span text:style-name="T34">bâtiment</text:span> qui vas ce trouver dans un node city qui vas ce trouver dans node <text:span text:style-name="T34">région</text:span> :</text:p>
      <text:p text:style-name="P21">dialogue &lt; npc &lt; <text:span text:style-name="T32">batiment </text:span>&lt; city &lt; region</text:p>
      <text:p text:style-name="P23">Ainsi le joueur possède une hiérarchie de la zone dans laquelle il est, et quand il change de node le back-end regarde le tag du node visé, le compare avec la hiérarchie actuel du joueur, puis mais à jour les infos, passé d’un node dialogue à bâtiment vas remplacer la hiérarchie bâtiment et supprimé dialogue/npc.</text:p>
      <text:h text:style-name="Heading_20_3" text:outline-level="3">Les dialogues</text:h>
      <text:h text:style-name="Heading_20_2" text:outline-level="2">Le combat</text:h>
      <text:p text:style-name="P15">Pour le début des combats auto serais préférable si possible (car tout le combat est calculé d’un coup puis « joué » sur le navigateur → évite les triches).<text:line-break/>Comment y palier ?:<text:line-break/><text:tab/>- preparations prés-combat ?<text:line-break/><text:tab/>- parametre d’auto-play ?</text:p>
      <text:h text:style-name="P24" text:outline-level="2">Game Art</text:h>
      <text:h text:style-name="Heading_20_3" text:outline-level="3">Badges</text:h>
      <text:p text:style-name="P17">Le design des badges est déterminé par ses tag.<text:line-break/>Ex :</text:p>
      <text:p text:style-name="P16"><text:span text:style-name="T31">une épée → un logo d’épée<text:line-break/>une épée de feu → un logo d’épée en feu<text:line-break/>seul quelque rare item auron sdes tag unique qui donneront un skin particulié<text:line-break/><text:line-break/>le tag peut influer sur et/ou :</text:span></text:p>
      <text:list xml:id="list2134339896" text:style-name="L3">
        <text:list-item>
          <text:p text:style-name="P18"><text:span text:style-name="T31">La bordure</text:span></text:p>
        </text:list-item>
        <text:list-item>
          <text:p text:style-name="P18"><text:soft-page-break/><text:span text:style-name="T31">le fond</text:span></text:p>
        </text:list-item>
        <text:list-item>
          <text:p text:style-name="P18"><text:span text:style-name="T31">la couleur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opacity="100%"/>
      <style:paragraph-properties fo:margin-top="0.212cm" fo:margin-bottom="0.212cm" loext:contextual-spacing="false" fo:background-color="transparent">
        <style:tab-stops/>
      </style:paragraph-properties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17:37:35.303000000</meta:creation-date>
    <dc:date>2021-06-23T11:57:31.953000000</dc:date>
    <meta:editing-duration>PT15H15M33S</meta:editing-duration>
    <meta:editing-cycles>24</meta:editing-cycles>
    <meta:generator>LibreOffice/6.2.4.2$Windows_X86_64 LibreOffice_project/2412653d852ce75f65fbfa83fb7e7b669a126d64</meta:generator>
    <meta:document-statistic meta:table-count="0" meta:image-count="0" meta:object-count="0" meta:page-count="4" meta:paragraph-count="60" meta:word-count="907" meta:character-count="4904" meta:non-whitespace-character-count="4043"/>
  </office:meta>
</office:document-meta>
</file>